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adaa" officeooo:paragraph-rsid="0018adaa"/>
    </style:style>
    <style:style style:name="P2" style:family="paragraph" style:parent-style-name="Standard">
      <style:paragraph-properties fo:text-align="center" style:justify-single-word="false"/>
      <style:text-properties officeooo:rsid="0018adaa" officeooo:paragraph-rsid="0018adaa"/>
    </style:style>
    <style:style style:name="P3" style:family="paragraph" style:parent-style-name="Standard">
      <style:text-properties officeooo:rsid="001b5231" officeooo:paragraph-rsid="001b5231"/>
    </style:style>
    <style:style style:name="P4" style:family="paragraph" style:parent-style-name="Standard">
      <style:text-properties officeooo:rsid="001b5231" officeooo:paragraph-rsid="001c016c"/>
    </style:style>
    <style:style style:name="P5" style:family="paragraph" style:parent-style-name="Standard">
      <style:text-properties officeooo:rsid="001bf247" officeooo:paragraph-rsid="001bf247"/>
    </style:style>
    <style:style style:name="T1" style:family="text">
      <style:text-properties officeooo:rsid="001bf247"/>
    </style:style>
    <style:style style:name="T2" style:family="text">
      <style:text-properties officeooo:rsid="001c1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muel LE BERRE</text:p>
      <text:p text:style-name="P2">TP 5 </text:p>
      <text:p text:style-name="P2">25/10/19</text:p>
      <text:p text:style-name="P1"/>
      <text:p text:style-name="P3">Question 2 :</text:p>
      <text:p text:style-name="P4">On stocke les vertex de points <text:span text:style-name="T1">grâce au code suivant :</text:span></text:p>
      <text:p text:style-name="P4"/>
      <text:p text:style-name="P4">GLMmodel* model = glmReadOBJ("/home/lordrayd/Documents/Master1/2110_Interface_Graphique/TP6/libQGLViewer-2.7.1/examples/TP6/giraffe_obj.obj");</text:p>
      <text:p text:style-name="P4"><text:s text:c="4"/>GLfloat* v = model-&gt;vertices;</text:p>
      <text:p text:style-name="P4"/>
      <text:p text:style-name="P4"><text:s text:c="4"/>int n = model-&gt;numvertices;</text:p>
      <text:p text:style-name="P4"><text:s text:c="4"/>for(int i=3; i&lt;(int)(n+1)*3;i++){</text:p>
      <text:p text:style-name="P4"><text:s text:c="8"/>Vertex *p = new Vertex;</text:p>
      <text:p text:style-name="P4"><text:s text:c="8"/>p-&gt;position[0] = v[i];</text:p>
      <text:p text:style-name="P4"><text:s text:c="8"/>++i;</text:p>
      <text:p text:style-name="P4"><text:s text:c="8"/>p-&gt;position[1] = v[i];</text:p>
      <text:p text:style-name="P4"><text:s text:c="8"/>++i;</text:p>
      <text:p text:style-name="P4"><text:s text:c="8"/>p-&gt;position[2] = v[i];</text:p>
      <text:p text:style-name="P4"><text:s text:c="8"/>this-&gt;vertex.push_back(*p);</text:p>
      <text:p text:style-name="P4"><text:s text:c="4"/>}</text:p>
      <text:p text:style-name="P4"/>
      <text:p text:style-name="P4">et on les affiche par la suite, <text:span text:style-name="T2">en parcourant la liste de Vertex et on affiche le Vec position au fur et à mesure :</text:span></text:p>
      <text:p text:style-name="P4"/>
      <text:p text:style-name="P4">glBegin(GL_POINTS);</text:p>
      <text:p text:style-name="P4"><text:s text:c="4"/>for(uint j=0; j&lt;this-&gt;vertex.size();j++){</text:p>
      <text:p text:style-name="P4"><text:s text:c="8"/>glVertex3f(this-&gt;vertex.at(j).position[0],this-&gt;vertex.at(j).position[1],this-&gt;vertex.at(j).position[2]);</text:p>
      <text:p text:style-name="P4"><text:s text:c="4"/>}</text:p>
      <text:p text:style-name="P4"><text:s text:c="4"/>glEnd();</text:p>
      <text:p text:style-name="P4"/>
      <text:p text:style-name="P4"/>
      <text:p text:style-name="P3"/>
      <text:p text:style-name="P5">Question3 :</text:p>
      <text:p text:style-name="P5"/>
      <text:p text:style-name="P5">Question4 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8:21.949000000</meta:creation-date>
    <dc:date>2019-10-25T12:20:35.904000000</dc:date>
    <meta:editing-duration>PT1H2M11S</meta:editing-duration>
    <meta:editing-cycles>6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5" meta:word-count="89" meta:character-count="853" meta:non-whitespace-character-count="696"/>
  </office:meta>
</office:document-meta>
</file>